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book “The interpretation of the New Testament by Stephen Neil” is an interesting and informative book. It was written in the 1960s so is a little dated now. But it does give a good exposition of the state of Christian scholarship here in England at that time. Where were now,if anywhere is any bodies guess. As I go through the book I will put links to the various authors that Stephen Neil mention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5-30T09:51:09.05</meta:creation-date>
    <meta:document-statistic meta:table-count="0" meta:image-count="0" meta:object-count="0" meta:page-count="1" meta:paragraph-count="1" meta:word-count="74" meta:character-count="405"/>
    <dc:date>2022-05-30T10:06:04.36</dc:date>
    <meta:editing-duration>PT14M56S</meta:editing-duration>
    <meta:editing-cycles>1</meta:editing-cycles>
    <meta:generator>OpenOffice/4.1.11$Win32 OpenOffice.org_project/4111m1$Build-9808</meta:generator>
  </office:meta>
</office:document-meta>
</file>